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10.16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1876" calcext:value-type="float">
            <text:p>1551701876</text:p>
          </table:table-cell>
          <table:table-cell table:formula="of:=[.D1]-[#REF!]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2000" calcext:value-type="float">
            <text:p>1551702000</text:p>
          </table:table-cell>
          <table:table-cell table:formula="of:=[.D2]-[.D1]" office:value-type="float" office:value="124" calcext:value-type="float">
            <text:p>124</text:p>
          </table:table-cell>
          <table:table-cell/>
          <table:table-cell office:value-type="string" calcext:value-type="string">
            <text:p>avg duty cy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4764" calcext:value-type="float">
            <text:p>1551704764</text:p>
          </table:table-cell>
          <table:table-cell table:formula="of:=[.D3]-[.D2]" office:value-type="float" office:value="2764" calcext:value-type="float">
            <text:p>27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5459" calcext:value-type="float">
            <text:p>1551705459</text:p>
          </table:table-cell>
          <table:table-cell table:formula="of:=[.D4]-[.D3]" office:value-type="float" office:value="695" calcext:value-type="float">
            <text:p>695</text:p>
          </table:table-cell>
          <table:table-cell table:number-columns-repeated="2"/>
          <table:table-cell office:value-type="string" calcext:value-type="string">
            <text:p>outside tem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5580" calcext:value-type="float">
            <text:p>1551705580</text:p>
          </table:table-cell>
          <table:table-cell table:formula="of:=[.D5]-[.D4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FF</text:p>
          </table:table-cell>
          <table:table-cell office:value-type="float" office:value="20.1" calcext:value-type="float">
            <text:p>20.1</text:p>
          </table:table-cell>
          <table:table-cell office:value-type="float" office:value="1551707129" calcext:value-type="float">
            <text:p>1551707129</text:p>
          </table:table-cell>
          <table:table-cell table:formula="of:=[.D6]-[.D5]" office:value-type="float" office:value="1549" calcext:value-type="float">
            <text:p>15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7366" calcext:value-type="float">
            <text:p>1551707366</text:p>
          </table:table-cell>
          <table:table-cell table:formula="of:=[.D7]-[.D6]"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7484" calcext:value-type="float">
            <text:p>1551707484</text:p>
          </table:table-cell>
          <table:table-cell table:formula="of:=[.D8]-[.D7]"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8797" calcext:value-type="float">
            <text:p>1551708797</text:p>
          </table:table-cell>
          <table:table-cell table:formula="of:=[.D9]-[.D8]" office:value-type="float" office:value="1313" calcext:value-type="float">
            <text:p>13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10366" calcext:value-type="float">
            <text:p>1551710366</text:p>
          </table:table-cell>
          <table:table-cell table:formula="of:=[.D10]-[.D9]" office:value-type="float" office:value="1569" calcext:value-type="float">
            <text:p>1569</text:p>
          </table:table-cell>
          <table:table-cell table:formula="of:=AVERAGE([.E2:.E10])" office:value-type="float" office:value="943.333333333333" calcext:value-type="float">
            <text:p>943.3333333333</text:p>
          </table:table-cell>
          <table:table-cell table:formula="of:=[.F10]/([.F10]+[.F58])" office:value-type="float" office:value="0.491120495169781" calcext:value-type="float">
            <text:p>0.4911204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nicsLab</text:p>
          </table:table-cell>
          <table:table-cell office:value-type="string" calcext:value-type="string">
            <text:p>OFF</text:p>
          </table:table-cell>
          <table:table-cell office:value-type="float" office:value="21.1" calcext:value-type="float">
            <text:p>21.1</text:p>
          </table:table-cell>
          <table:table-cell office:value-type="float" office:value="1551702956" calcext:value-type="float">
            <text:p>1551702956</text:p>
          </table:table-cell>
          <table:table-cell table:formula="of:=[.D11]-[.D10]" office:value-type="float" office:value="-7410" calcext:value-type="float">
            <text:p>-74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ctronicsLab</text:p>
          </table:table-cell>
          <table:table-cell office:value-type="string" calcext:value-type="string">
            <text:p>OFF</text:p>
          </table:table-cell>
          <table:table-cell office:value-type="float" office:value="21.1" calcext:value-type="float">
            <text:p>21.1</text:p>
          </table:table-cell>
          <table:table-cell office:value-type="float" office:value="1551705654" calcext:value-type="float">
            <text:p>1551705654</text:p>
          </table:table-cell>
          <table:table-cell table:formula="of:=[.D12]-[.D11]" office:value-type="float" office:value="2698" calcext:value-type="float">
            <text:p>26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ctronicsLab</text:p>
          </table:table-cell>
          <table:table-cell office:value-type="string" calcext:value-type="string">
            <text:p>OFF</text:p>
          </table:table-cell>
          <table:table-cell office:value-type="float" office:value="21.1" calcext:value-type="float">
            <text:p>21.1</text:p>
          </table:table-cell>
          <table:table-cell office:value-type="float" office:value="1551708535" calcext:value-type="float">
            <text:p>1551708535</text:p>
          </table:table-cell>
          <table:table-cell table:formula="of:=[.D13]-[.D12]" office:value-type="float" office:value="2881" calcext:value-type="float">
            <text:p>2881</text:p>
          </table:table-cell>
          <table:table-cell table:formula="of:=AVERAGE([.E12:.E13])" office:value-type="float" office:value="2789.5" calcext:value-type="float">
            <text:p>2789.5</text:p>
          </table:table-cell>
          <table:table-cell table:formula="of:=[.F13]/([.F13]+[.F61])" office:value-type="float" office:value="0.496971316586496" calcext:value-type="float">
            <text:p>0.4969713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OFF</text:p>
          </table:table-cell>
          <table:table-cell office:value-type="float" office:value="21.1" calcext:value-type="float">
            <text:p>21.1</text:p>
          </table:table-cell>
          <table:table-cell office:value-type="float" office:value="1551701830" calcext:value-type="float">
            <text:p>1551701830</text:p>
          </table:table-cell>
          <table:table-cell table:formula="of:=[.D14]-[.D13]" office:value-type="float" office:value="-6705" calcext:value-type="float">
            <text:p>-6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OFF</text:p>
          </table:table-cell>
          <table:table-cell office:value-type="float" office:value="21.1" calcext:value-type="float">
            <text:p>21.1</text:p>
          </table:table-cell>
          <table:table-cell office:value-type="float" office:value="1551703746" calcext:value-type="float">
            <text:p>1551703746</text:p>
          </table:table-cell>
          <table:table-cell table:formula="of:=[.D15]-[.D14]" office:value-type="float" office:value="1916" calcext:value-type="float">
            <text:p>19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OFF</text:p>
          </table:table-cell>
          <table:table-cell office:value-type="float" office:value="21" calcext:value-type="float">
            <text:p>21</text:p>
          </table:table-cell>
          <table:table-cell office:value-type="float" office:value="1551705865" calcext:value-type="float">
            <text:p>1551705865</text:p>
          </table:table-cell>
          <table:table-cell table:formula="of:=[.D16]-[.D15]" office:value-type="float" office:value="2119" calcext:value-type="float">
            <text:p>21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OFF</text:p>
          </table:table-cell>
          <table:table-cell office:value-type="float" office:value="21" calcext:value-type="float">
            <text:p>21</text:p>
          </table:table-cell>
          <table:table-cell office:value-type="float" office:value="1551707948" calcext:value-type="float">
            <text:p>1551707948</text:p>
          </table:table-cell>
          <table:table-cell table:formula="of:=[.D17]-[.D16]"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OFF</text:p>
          </table:table-cell>
          <table:table-cell office:value-type="float" office:value="21.5" calcext:value-type="float">
            <text:p>21.5</text:p>
          </table:table-cell>
          <table:table-cell office:value-type="float" office:value="1551710686" calcext:value-type="float">
            <text:p>1551710686</text:p>
          </table:table-cell>
          <table:table-cell table:formula="of:=[.D18]-[.D17]" office:value-type="float" office:value="2738" calcext:value-type="float">
            <text:p>2738</text:p>
          </table:table-cell>
          <table:table-cell table:formula="of:=AVERAGE([.E15:.E18])" office:value-type="float" office:value="2214" calcext:value-type="float">
            <text:p>2214</text:p>
          </table:table-cell>
          <table:table-cell table:formula="of:=[.F18]/([.F18]+[.F66])" office:value-type="float" office:value="0.501756373937677" calcext:value-type="float">
            <text:p>0.5017563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1114" calcext:value-type="float">
            <text:p>1551701114</text:p>
          </table:table-cell>
          <table:table-cell table:formula="of:=[.D19]-[.D18]" office:value-type="float" office:value="-9572" calcext:value-type="float">
            <text:p>-95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1349" calcext:value-type="float">
            <text:p>1551701349</text:p>
          </table:table-cell>
          <table:table-cell table:formula="of:=[.D20]-[.D19]"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1661" calcext:value-type="float">
            <text:p>1551701661</text:p>
          </table:table-cell>
          <table:table-cell table:formula="of:=[.D21]-[.D20]"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.1" calcext:value-type="float">
            <text:p>20.1</text:p>
          </table:table-cell>
          <table:table-cell office:value-type="float" office:value="1551701811" calcext:value-type="float">
            <text:p>1551701811</text:p>
          </table:table-cell>
          <table:table-cell table:formula="of:=[.D22]-[.D21]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2466" calcext:value-type="float">
            <text:p>1551702466</text:p>
          </table:table-cell>
          <table:table-cell table:formula="of:=[.D23]-[.D22]" office:value-type="float" office:value="655" calcext:value-type="float">
            <text:p>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2708" calcext:value-type="float">
            <text:p>1551702708</text:p>
          </table:table-cell>
          <table:table-cell table:formula="of:=[.D24]-[.D23]"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3016" calcext:value-type="float">
            <text:p>1551703016</text:p>
          </table:table-cell>
          <table:table-cell table:formula="of:=[.D25]-[.D24]"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3755" calcext:value-type="float">
            <text:p>1551703755</text:p>
          </table:table-cell>
          <table:table-cell table:formula="of:=[.D26]-[.D25]"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4241" calcext:value-type="float">
            <text:p>1551704241</text:p>
          </table:table-cell>
          <table:table-cell table:formula="of:=[.D27]-[.D26]"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4360" calcext:value-type="float">
            <text:p>1551704360</text:p>
          </table:table-cell>
          <table:table-cell table:formula="of:=[.D28]-[.D27]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.2" calcext:value-type="float">
            <text:p>20.2</text:p>
          </table:table-cell>
          <table:table-cell office:value-type="float" office:value="1551704544" calcext:value-type="float">
            <text:p>1551704544</text:p>
          </table:table-cell>
          <table:table-cell table:formula="of:=[.D29]-[.D28]"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4914" calcext:value-type="float">
            <text:p>1551704914</text:p>
          </table:table-cell>
          <table:table-cell table:formula="of:=[.D30]-[.D29]"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.1" calcext:value-type="float">
            <text:p>20.1</text:p>
          </table:table-cell>
          <table:table-cell office:value-type="float" office:value="1551705272" calcext:value-type="float">
            <text:p>1551705272</text:p>
          </table:table-cell>
          <table:table-cell table:formula="of:=[.D31]-[.D30]"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.1" calcext:value-type="float">
            <text:p>20.1</text:p>
          </table:table-cell>
          <table:table-cell office:value-type="float" office:value="1551705472" calcext:value-type="float">
            <text:p>1551705472</text:p>
          </table:table-cell>
          <table:table-cell table:formula="of:=[.D32]-[.D31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5714" calcext:value-type="float">
            <text:p>1551705714</text:p>
          </table:table-cell>
          <table:table-cell table:formula="of:=[.D33]-[.D32]"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5894" calcext:value-type="float">
            <text:p>1551705894</text:p>
          </table:table-cell>
          <table:table-cell table:formula="of:=[.D34]-[.D33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6196" calcext:value-type="float">
            <text:p>1551706196</text:p>
          </table:table-cell>
          <table:table-cell table:formula="of:=[.D35]-[.D34]"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.1" calcext:value-type="float">
            <text:p>20.1</text:p>
          </table:table-cell>
          <table:table-cell office:value-type="float" office:value="1551706801" calcext:value-type="float">
            <text:p>1551706801</text:p>
          </table:table-cell>
          <table:table-cell table:formula="of:=[.D36]-[.D35]" office:value-type="float" office:value="605" calcext:value-type="float">
            <text:p>6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6977" calcext:value-type="float">
            <text:p>1551706977</text:p>
          </table:table-cell>
          <table:table-cell table:formula="of:=[.D37]-[.D36]"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7519" calcext:value-type="float">
            <text:p>1551707519</text:p>
          </table:table-cell>
          <table:table-cell table:formula="of:=[.D38]-[.D37]"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.1" calcext:value-type="float">
            <text:p>20.1</text:p>
          </table:table-cell>
          <table:table-cell office:value-type="float" office:value="1551707703" calcext:value-type="float">
            <text:p>1551707703</text:p>
          </table:table-cell>
          <table:table-cell table:formula="of:=[.D39]-[.D38]"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8301" calcext:value-type="float">
            <text:p>1551708301</text:p>
          </table:table-cell>
          <table:table-cell table:formula="of:=[.D40]-[.D39]"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8902" calcext:value-type="float">
            <text:p>1551708902</text:p>
          </table:table-cell>
          <table:table-cell table:formula="of:=[.D41]-[.D40]"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9020" calcext:value-type="float">
            <text:p>1551709020</text:p>
          </table:table-cell>
          <table:table-cell table:formula="of:=[.D42]-[.D41]"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.1" calcext:value-type="float">
            <text:p>20.1</text:p>
          </table:table-cell>
          <table:table-cell office:value-type="float" office:value="1551709265" calcext:value-type="float">
            <text:p>1551709265</text:p>
          </table:table-cell>
          <table:table-cell table:formula="of:=[.D43]-[.D42]"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.1" calcext:value-type="float">
            <text:p>20.1</text:p>
          </table:table-cell>
          <table:table-cell office:value-type="float" office:value="1551709686" calcext:value-type="float">
            <text:p>1551709686</text:p>
          </table:table-cell>
          <table:table-cell table:formula="of:=[.D44]-[.D43]"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.1" calcext:value-type="float">
            <text:p>20.1</text:p>
          </table:table-cell>
          <table:table-cell office:value-type="float" office:value="1551710111" calcext:value-type="float">
            <text:p>1551710111</text:p>
          </table:table-cell>
          <table:table-cell table:formula="of:=[.D45]-[.D44]"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.1" calcext:value-type="float">
            <text:p>20.1</text:p>
          </table:table-cell>
          <table:table-cell office:value-type="float" office:value="1551710228" calcext:value-type="float">
            <text:p>1551710228</text:p>
          </table:table-cell>
          <table:table-cell table:formula="of:=[.D46]-[.D45]"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10653" calcext:value-type="float">
            <text:p>1551710653</text:p>
          </table:table-cell>
          <table:table-cell table:formula="of:=[.D47]-[.D46]"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.1" calcext:value-type="float">
            <text:p>20.1</text:p>
          </table:table-cell>
          <table:table-cell office:value-type="float" office:value="1551710772" calcext:value-type="float">
            <text:p>1551710772</text:p>
          </table:table-cell>
          <table:table-cell table:formula="of:=[.D48]-[.D47]" office:value-type="float" office:value="119" calcext:value-type="float">
            <text:p>119</text:p>
          </table:table-cell>
          <table:table-cell table:formula="of:=AVERAGE([.E20:.E48])" office:value-type="float" office:value="333.034482758621" calcext:value-type="float">
            <text:p>333.0344827586</text:p>
          </table:table-cell>
          <table:table-cell table:formula="of:=[.F48]/([.F48]+[.F96])" office:value-type="float" office:value="0.498554614908115" calcext:value-type="float">
            <text:p>0.4985546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1508" calcext:value-type="float">
            <text:p>15517015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1937" calcext:value-type="float">
            <text:p>1551701937</text:p>
          </table:table-cell>
          <table:table-cell table:formula="of:=[.D50]-[.D49]"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4716" calcext:value-type="float">
            <text:p>1551704716</text:p>
          </table:table-cell>
          <table:table-cell table:formula="of:=[.D51]-[.D50]" office:value-type="float" office:value="2779" calcext:value-type="float">
            <text:p>2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4825" calcext:value-type="float">
            <text:p>1551704825</text:p>
          </table:table-cell>
          <table:table-cell table:formula="of:=[.D52]-[.D51]"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5521" calcext:value-type="float">
            <text:p>1551705521</text:p>
          </table:table-cell>
          <table:table-cell table:formula="of:=[.D53]-[.D52]"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7072" calcext:value-type="float">
            <text:p>1551707072</text:p>
          </table:table-cell>
          <table:table-cell table:formula="of:=[.D54]-[.D53]" office:value-type="float" office:value="1551" calcext:value-type="float">
            <text:p>15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7246" calcext:value-type="float">
            <text:p>1551707246</text:p>
          </table:table-cell>
          <table:table-cell table:formula="of:=[.D55]-[.D54]"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7426" calcext:value-type="float">
            <text:p>1551707426</text:p>
          </table:table-cell>
          <table:table-cell table:formula="of:=[.D56]-[.D55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8372" calcext:value-type="float">
            <text:p>1551708372</text:p>
          </table:table-cell>
          <table:table-cell table:formula="of:=[.D57]-[.D56]"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10305" calcext:value-type="float">
            <text:p>1551710305</text:p>
          </table:table-cell>
          <table:table-cell table:formula="of:=[.D58]-[.D57]" office:value-type="float" office:value="1933" calcext:value-type="float">
            <text:p>1933</text:p>
          </table:table-cell>
          <table:table-cell table:formula="of:=AVERAGE([.E50:.E58])" office:value-type="float" office:value="977.444444444445" calcext:value-type="float">
            <text:p>977.4444444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onicsLab</text:p>
          </table:table-cell>
          <table:table-cell office:value-type="string" calcext:value-type="string">
            <text:p>ON</text:p>
          </table:table-cell>
          <table:table-cell office:value-type="float" office:value="20.9" calcext:value-type="float">
            <text:p>20.9</text:p>
          </table:table-cell>
          <table:table-cell office:value-type="float" office:value="1551702770" calcext:value-type="float">
            <text:p>1551702770</text:p>
          </table:table-cell>
          <table:table-cell table:formula="of:=[.D59]-[.D58]" office:value-type="float" office:value="-7535" calcext:value-type="float">
            <text:p>-75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ctronicsLab</text:p>
          </table:table-cell>
          <table:table-cell office:value-type="string" calcext:value-type="string">
            <text:p>ON</text:p>
          </table:table-cell>
          <table:table-cell office:value-type="float" office:value="20.9" calcext:value-type="float">
            <text:p>20.9</text:p>
          </table:table-cell>
          <table:table-cell office:value-type="float" office:value="1551705535" calcext:value-type="float">
            <text:p>1551705535</text:p>
          </table:table-cell>
          <table:table-cell table:formula="of:=[.D60]-[.D59]" office:value-type="float" office:value="2765" calcext:value-type="float">
            <text:p>27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ctronicsLab</text:p>
          </table:table-cell>
          <table:table-cell office:value-type="string" calcext:value-type="string">
            <text:p>ON</text:p>
          </table:table-cell>
          <table:table-cell office:value-type="float" office:value="20.9" calcext:value-type="float">
            <text:p>20.9</text:p>
          </table:table-cell>
          <table:table-cell office:value-type="float" office:value="1551708417" calcext:value-type="float">
            <text:p>1551708417</text:p>
          </table:table-cell>
          <table:table-cell table:formula="of:=[.D61]-[.D60]" office:value-type="float" office:value="2882" calcext:value-type="float">
            <text:p>2882</text:p>
          </table:table-cell>
          <table:table-cell table:formula="of:=AVERAGE([.E60:.E61])" office:value-type="float" office:value="2823.5" calcext:value-type="float">
            <text:p>282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ON</text:p>
          </table:table-cell>
          <table:table-cell office:value-type="float" office:value="20.9" calcext:value-type="float">
            <text:p>20.9</text:p>
          </table:table-cell>
          <table:table-cell office:value-type="float" office:value="1551701477" calcext:value-type="float">
            <text:p>1551701477</text:p>
          </table:table-cell>
          <table:table-cell table:formula="of:=[.D62]-[.D61]" office:value-type="float" office:value="-6940" calcext:value-type="float">
            <text:p>-69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ON</text:p>
          </table:table-cell>
          <table:table-cell office:value-type="float" office:value="20.9" calcext:value-type="float">
            <text:p>20.9</text:p>
          </table:table-cell>
          <table:table-cell office:value-type="float" office:value="1551703501" calcext:value-type="float">
            <text:p>1551703501</text:p>
          </table:table-cell>
          <table:table-cell table:formula="of:=[.D63]-[.D62]" office:value-type="float" office:value="2024" calcext:value-type="float">
            <text:p>2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ON</text:p>
          </table:table-cell>
          <table:table-cell office:value-type="float" office:value="20.8" calcext:value-type="float">
            <text:p>20.8</text:p>
          </table:table-cell>
          <table:table-cell office:value-type="float" office:value="1551705552" calcext:value-type="float">
            <text:p>1551705552</text:p>
          </table:table-cell>
          <table:table-cell table:formula="of:=[.D64]-[.D63]" office:value-type="float" office:value="2051" calcext:value-type="float">
            <text:p>20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ON</text:p>
          </table:table-cell>
          <table:table-cell office:value-type="float" office:value="20.9" calcext:value-type="float">
            <text:p>20.9</text:p>
          </table:table-cell>
          <table:table-cell office:value-type="float" office:value="1551707774" calcext:value-type="float">
            <text:p>1551707774</text:p>
          </table:table-cell>
          <table:table-cell table:formula="of:=[.D65]-[.D64]" office:value-type="float" office:value="2222" calcext:value-type="float">
            <text:p>2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ON</text:p>
          </table:table-cell>
          <table:table-cell office:value-type="float" office:value="20.9" calcext:value-type="float">
            <text:p>20.9</text:p>
          </table:table-cell>
          <table:table-cell office:value-type="float" office:value="1551710271" calcext:value-type="float">
            <text:p>1551710271</text:p>
          </table:table-cell>
          <table:table-cell table:formula="of:=[.D66]-[.D65]" office:value-type="float" office:value="2497" calcext:value-type="float">
            <text:p>2497</text:p>
          </table:table-cell>
          <table:table-cell table:formula="of:=AVERAGE([.E63:.E66])" office:value-type="float" office:value="2198.5" calcext:value-type="float">
            <text:p>2198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0996" calcext:value-type="float">
            <text:p>1551700996</text:p>
          </table:table-cell>
          <table:table-cell table:formula="of:=[.D67]-[.D66]" office:value-type="float" office:value="-9275" calcext:value-type="float">
            <text:p>-92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8" calcext:value-type="float">
            <text:p>19.8</text:p>
          </table:table-cell>
          <table:table-cell office:value-type="float" office:value="1551701172" calcext:value-type="float">
            <text:p>1551701172</text:p>
          </table:table-cell>
          <table:table-cell table:formula="of:=[.D68]-[.D67]"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1473" calcext:value-type="float">
            <text:p>1551701473</text:p>
          </table:table-cell>
          <table:table-cell table:formula="of:=[.D69]-[.D68]"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8" calcext:value-type="float">
            <text:p>19.8</text:p>
          </table:table-cell>
          <table:table-cell office:value-type="float" office:value="1551701686" calcext:value-type="float">
            <text:p>1551701686</text:p>
          </table:table-cell>
          <table:table-cell table:formula="of:=[.D70]-[.D69]"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2408" calcext:value-type="float">
            <text:p>1551702408</text:p>
          </table:table-cell>
          <table:table-cell table:formula="of:=[.D71]-[.D70]" office:value-type="float" office:value="722" calcext:value-type="float">
            <text:p>7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2584" calcext:value-type="float">
            <text:p>1551702584</text:p>
          </table:table-cell>
          <table:table-cell table:formula="of:=[.D72]-[.D71]"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2832" calcext:value-type="float">
            <text:p>1551702832</text:p>
          </table:table-cell>
          <table:table-cell table:formula="of:=[.D73]-[.D72]"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3698" calcext:value-type="float">
            <text:p>1551703698</text:p>
          </table:table-cell>
          <table:table-cell table:formula="of:=[.D74]-[.D73]" office:value-type="float" office:value="866" calcext:value-type="float">
            <text:p>8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4062" calcext:value-type="float">
            <text:p>1551704062</text:p>
          </table:table-cell>
          <table:table-cell table:formula="of:=[.D75]-[.D74]"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4298" calcext:value-type="float">
            <text:p>1551704298</text:p>
          </table:table-cell>
          <table:table-cell table:formula="of:=[.D76]-[.D75]"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8" calcext:value-type="float">
            <text:p>19.8</text:p>
          </table:table-cell>
          <table:table-cell office:value-type="float" office:value="1551704479" calcext:value-type="float">
            <text:p>1551704479</text:p>
          </table:table-cell>
          <table:table-cell table:formula="of:=[.D77]-[.D76]"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4606" calcext:value-type="float">
            <text:p>1551704606</text:p>
          </table:table-cell>
          <table:table-cell table:formula="of:=[.D78]-[.D77]"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7" calcext:value-type="float">
            <text:p>19.7</text:p>
          </table:table-cell>
          <table:table-cell office:value-type="float" office:value="1551704973" calcext:value-type="float">
            <text:p>1551704973</text:p>
          </table:table-cell>
          <table:table-cell table:formula="of:=[.D79]-[.D78]"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8" calcext:value-type="float">
            <text:p>19.8</text:p>
          </table:table-cell>
          <table:table-cell office:value-type="float" office:value="1551705294" calcext:value-type="float">
            <text:p>1551705294</text:p>
          </table:table-cell>
          <table:table-cell table:formula="of:=[.D80]-[.D79]"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5529" calcext:value-type="float">
            <text:p>1551705529</text:p>
          </table:table-cell>
          <table:table-cell table:formula="of:=[.D81]-[.D80]"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5834" calcext:value-type="float">
            <text:p>1551705834</text:p>
          </table:table-cell>
          <table:table-cell table:formula="of:=[.D82]-[.D81]"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6016" calcext:value-type="float">
            <text:p>1551706016</text:p>
          </table:table-cell>
          <table:table-cell table:formula="of:=[.D83]-[.D82]"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6312" calcext:value-type="float">
            <text:p>1551706312</text:p>
          </table:table-cell>
          <table:table-cell table:formula="of:=[.D84]-[.D83]"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6857" calcext:value-type="float">
            <text:p>1551706857</text:p>
          </table:table-cell>
          <table:table-cell table:formula="of:=[.D85]-[.D84]"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7280" calcext:value-type="float">
            <text:p>1551707280</text:p>
          </table:table-cell>
          <table:table-cell table:formula="of:=[.D86]-[.D85]"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7" calcext:value-type="float">
            <text:p>19.7</text:p>
          </table:table-cell>
          <table:table-cell office:value-type="float" office:value="1551707640" calcext:value-type="float">
            <text:p>1551707640</text:p>
          </table:table-cell>
          <table:table-cell table:formula="of:=[.D87]-[.D86]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8241" calcext:value-type="float">
            <text:p>1551708241</text:p>
          </table:table-cell>
          <table:table-cell table:formula="of:=[.D88]-[.D87]"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8364" calcext:value-type="float">
            <text:p>1551708364</text:p>
          </table:table-cell>
          <table:table-cell table:formula="of:=[.D89]-[.D88]"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8959" calcext:value-type="float">
            <text:p>1551708959</text:p>
          </table:table-cell>
          <table:table-cell table:formula="of:=[.D90]-[.D89]"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9202" calcext:value-type="float">
            <text:p>1551709202</text:p>
          </table:table-cell>
          <table:table-cell table:formula="of:=[.D91]-[.D90]"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9629" calcext:value-type="float">
            <text:p>1551709629</text:p>
          </table:table-cell>
          <table:table-cell table:formula="of:=[.D92]-[.D91]"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9926" calcext:value-type="float">
            <text:p>1551709926</text:p>
          </table:table-cell>
          <table:table-cell table:formula="of:=[.D93]-[.D92]"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10168" calcext:value-type="float">
            <text:p>1551710168</text:p>
          </table:table-cell>
          <table:table-cell table:formula="of:=[.D94]-[.D93]"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8" calcext:value-type="float">
            <text:p>19.8</text:p>
          </table:table-cell>
          <table:table-cell office:value-type="float" office:value="1551710596" calcext:value-type="float">
            <text:p>1551710596</text:p>
          </table:table-cell>
          <table:table-cell table:formula="of:=[.D95]-[.D94]"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10710" calcext:value-type="float">
            <text:p>1551710710</text:p>
          </table:table-cell>
          <table:table-cell table:formula="of:=[.D96]-[.D95]" office:value-type="float" office:value="114" calcext:value-type="float">
            <text:p>114</text:p>
          </table:table-cell>
          <table:table-cell table:formula="of:=AVERAGE([.E68:.E96])" office:value-type="float" office:value="334.965517241379" calcext:value-type="float">
            <text:p>334.9655172414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log.A1:log.AMJ1048576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4T15:19:01.741262354</dc:date>
    <meta:editing-duration>PT8M54S</meta:editing-duration>
    <meta:editing-cycles>2</meta:editing-cycles>
    <meta:generator>LibreOffice/5.1.6.2$Linux_X86_64 LibreOffice_project/10m0$Build-2</meta:generator>
    <meta:document-statistic meta:table-count="1" meta:cell-count="494" meta:object-count="0"/>
  </office:meta>
</office:document-meta>
</file>